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style:font-name="Arial" style:font-name-complex="Arial" fo:color="#167AC6" fo:font-size="10pt" style:font-size-asian="10pt" style:font-size-complex="10pt" fo:background-color="#FFFFFF" style:text-underline-type="none"/>
    </style:style>
    <style:style style:name="T3" style:parent-style-name="Hyperlink" style:family="text">
      <style:text-properties style:font-name="Arial" style:font-name-complex="Arial" fo:color="#167AC6" fo:font-size="10pt" style:font-size-asian="10pt" style:font-size-complex="10pt" fo:background-color="#FFFFFF" style:text-underline-type="none"/>
    </style:style>
    <style:style style:name="T4" style:parent-style-name="Hyperlink" style:family="text">
      <style:text-properties style:font-name="Arial" style:font-name-complex="Arial" fo:color="#167AC6" fo:font-size="10pt" style:font-size-asian="10pt" style:font-size-complex="10pt" fo:background-color="#FFFFFF" style:text-underline-type="none"/>
    </style:style>
    <style:style style:name="T5" style:parent-style-name="Hyperlink" style:family="text">
      <style:text-properties style:font-name="Arial" style:font-name-complex="Arial" fo:color="#167AC6" fo:font-size="10pt" style:font-size-asian="10pt" style:font-size-complex="10pt" fo:background-color="#FFFFFF" style:text-underline-type="none"/>
    </style:style>
    <style:style style:name="T6" style:parent-style-name="Hyperlink" style:family="text">
      <style:text-properties style:font-name="Arial" style:font-name-complex="Arial" fo:color="#167AC6" fo:font-size="10pt" style:font-size-asian="10pt" style:font-size-complex="10pt" fo:background-color="#FFFFFF" style:text-underline-type="none"/>
    </style:style>
    <style:style style:name="T7" style:parent-style-name="Hyperlink" style:family="text">
      <style:text-properties style:font-name="Arial" style:font-name-complex="Arial" fo:color="#167AC6" fo:font-size="10pt" style:font-size-asian="10pt" style:font-size-complex="10pt" fo:background-color="#FFFFFF" style:text-underline-type="none"/>
    </style:style>
    <style:style style:name="T8" style:parent-style-name="Hyperlink" style:family="text">
      <style:text-properties style:font-name="Arial" style:font-name-complex="Arial" fo:color="#167AC6" fo:font-size="10pt" style:font-size-asian="10pt" style:font-size-complex="10pt" fo:background-color="#FFFFFF" style:text-underline-type="none"/>
    </style:style>
    <style:style style:name="T9" style:parent-style-name="Hyperlink" style:family="text">
      <style:text-properties style:font-name="Arial" style:font-name-complex="Arial" fo:color="#167AC6" fo:font-size="10pt" style:font-size-asian="10pt" style:font-size-complex="10pt" fo:background-color="#FFFFFF" style:text-underline-type="none"/>
    </style:style>
    <style:style style:name="T10" style:parent-style-name="Hyperlink" style:family="text">
      <style:text-properties style:font-name="Arial" style:font-name-complex="Arial" fo:color="#167AC6" fo:font-size="10pt" style:font-size-asian="10pt" style:font-size-complex="10pt" fo:background-color="#FFFFFF" style:text-underline-type="none"/>
    </style:style>
  </office:automatic-styles>
  <office:body>
    <office:text text:use-soft-page-breaks="true">
      <text:p text:style-name="P1">Youtuber Mailing list:</text:p>
      <text:p text:style-name="Normal"><text:a xlink:href="https://docs.google.com/spreadsheets/d/1FAV70CeNdBZh4pZkS_P_qkTsFSsGvrj_fna5lZd93jk/edit?pref=2&amp;pli=1#gid=0" office:target-frame-name="_top" xlink:show="replace"><text:span text:style-name="Hyperlink">https://docs.google.com/spreadsheets/d/1FAV70CeNdBZh4pZkS_P_qkTsFSsGvrj_fna5lZd93jk/edit?pref=2&amp;pli=1#gid=0</text:span></text:a><text:s/>(Last measure, would rather reach out to people by set rather then just spam dump content creators)</text:p>
      <text:p text:style-name="Normal"><text:a xlink:href="mailto:contact@thestickypaddle.com" office:target-frame-name="_blank" xlink:show="new"><text:span text:style-name="T2">contact@thestickypaddle.com</text:span></text:a><text:s/>(AB Contact, has access to Playstation VR)</text:p>
      <text:p text:style-name="Normal"><text:a xlink:href="mailto:Richnificent@thestickypaddle.com" office:target-frame-name="_blank" xlink:show="new"><text:span text:style-name="T3">Richnificent@thestickypaddle.com</text:span></text:a><text:s/>(AB Contact)</text:p>
      <text:p text:style-name="Normal"><text:a xlink:href="mailto:anascanada@live.com" office:target-frame-name="_blank" xlink:show="new"><text:span text:style-name="T4">anascanada@live.com</text:span></text:a><text:s/>(Contact mike to put in a good word about, AB Contact)</text:p>
      <text:p text:style-name="Normal"><text:a xlink:href="mailto:jameschipsturs@gmail.com" office:target-frame-name="_blank" xlink:show="new"><text:span text:style-name="T5">jameschipsturs@gmail.com</text:span></text:a><text:s/>(contact on facebook about, AB Contact)</text:p>
      <text:p text:style-name="Normal"><text:a xlink:href="mailto:markiplierbusiness@gmail.com" office:target-frame-name="_blank" xlink:show="new"><text:span text:style-name="T6">markiplierbusiness@gmail.com</text:span></text:a><text:s/>(unsure as big youtuber and gets a lot of contact, AB Contact, has VIVE)</text:p>
      <text:p text:style-name="Normal"><text:a xlink:href="mailto:jacksepticeye7@gmail.com" office:target-frame-name="_blank" xlink:show="new"><text:span text:style-name="T7">jacksepticeye7@gmail.com</text:span></text:a><text:s/>(unsure as big youtuber and gets a lot of contact, AB Contact, Has VIVE)</text:p>
      <text:p text:style-name="Normal"><text:a xlink:href="mailto:BadgerOfShame@gmail.com" office:target-frame-name="_blank" xlink:show="new"><text:span text:style-name="T8">BadgerOfShame@gmail.com</text:span></text:a><text:s/>(Contact on Steam,<text:s/>AB Contact)</text:p>
      <text:p text:style-name="Normal"><text:a xlink:href="mailto:JWheat96@aol.com" office:target-frame-name="_blank" xlink:show="new"><text:span text:style-name="T9">JWheat96@aol.com</text:span></text:a><text:s/>(Unsure if still running, AB contact)</text:p>
      <text:p text:style-name="Normal"><text:a xlink:href="mailto:cblankenship001@gmail.com" office:target-frame-name="_blank" xlink:show="new"><text:span text:style-name="T10">cblankenship001@gmail.com</text:span></text:a><text:s/>(Unsure as he does LP, unsure if willing to look at game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mes</meta:initial-creator>
    <dc:creator>Games</dc:creator>
    <meta:creation-date>2016-12-08T13:45:00Z</meta:creation-date>
    <dc:date>2016-12-08T14:07:00Z</dc:date>
    <meta:template xlink:href="Normal" xlink:type="simple"/>
    <meta:editing-cycles>1</meta:editing-cycles>
    <meta:editing-duration>PT1320S</meta:editing-duration>
    <meta:document-statistic meta:page-count="1" meta:paragraph-count="3" meta:word-count="231" meta:character-count="1545" meta:row-count="10" meta:non-whitespace-character-count="1317"/>
  </office:meta>
</office:document-meta>
</file>